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text-properties officeooo:rsid="0017098d" officeooo:paragraph-rsid="0017098d"/>
    </style:style>
    <style:style style:name="P2" style:family="paragraph" style:parent-style-name="Standard">
      <style:text-properties officeooo:rsid="0017098d" officeooo:paragraph-rsid="001b0182"/>
    </style:style>
    <style:style style:name="P3" style:family="paragraph" style:parent-style-name="Standard">
      <style:text-properties officeooo:rsid="0017098d" officeooo:paragraph-rsid="001b858b"/>
    </style:style>
    <style:style style:name="P4" style:family="paragraph" style:parent-style-name="Standard">
      <style:text-properties officeooo:rsid="001b0182" officeooo:paragraph-rsid="001b0182"/>
    </style:style>
    <style:style style:name="P5" style:family="paragraph" style:parent-style-name="Standard">
      <style:text-properties officeooo:rsid="001b858b" officeooo:paragraph-rsid="001b858b"/>
    </style:style>
    <style:style style:name="P6" style:family="paragraph" style:parent-style-name="Standard">
      <style:text-properties officeooo:rsid="001ef727" officeooo:paragraph-rsid="001ef727"/>
    </style:style>
    <style:style style:name="P7" style:family="paragraph" style:parent-style-name="Standard">
      <style:text-properties officeooo:rsid="0020da0f" officeooo:paragraph-rsid="0020da0f"/>
    </style:style>
    <style:style style:name="P8" style:family="paragraph" style:parent-style-name="Standard">
      <style:text-properties officeooo:rsid="00229ed4" officeooo:paragraph-rsid="00229ed4"/>
    </style:style>
    <style:style style:name="P9" style:family="paragraph" style:parent-style-name="Standard">
      <style:text-properties officeooo:rsid="00235818" officeooo:paragraph-rsid="00235818"/>
    </style:style>
    <style:style style:name="P10" style:family="paragraph" style:parent-style-name="Standard">
      <style:text-properties officeooo:rsid="00276126" officeooo:paragraph-rsid="00276126"/>
    </style:style>
    <style:style style:name="P11" style:family="paragraph" style:parent-style-name="Standard">
      <style:text-properties officeooo:rsid="00291716" officeooo:paragraph-rsid="00291716"/>
    </style:style>
    <style:style style:name="P12" style:family="paragraph" style:parent-style-name="Standard">
      <style:text-properties officeooo:rsid="002bdc2a" officeooo:paragraph-rsid="002bdc2a"/>
    </style:style>
    <style:style style:name="P13" style:family="paragraph" style:parent-style-name="Standard">
      <style:text-properties officeooo:rsid="002cb62c" officeooo:paragraph-rsid="002cb62c"/>
    </style:style>
    <style:style style:name="P14" style:family="paragraph" style:parent-style-name="Standard">
      <style:text-properties officeooo:rsid="002dd7d3" officeooo:paragraph-rsid="002dd7d3"/>
    </style:style>
    <style:style style:name="P15" style:family="paragraph" style:parent-style-name="Standard">
      <style:text-properties officeooo:rsid="002fb9eb" officeooo:paragraph-rsid="002fb9eb"/>
    </style:style>
    <style:style style:name="P16" style:family="paragraph" style:parent-style-name="Standard">
      <style:text-properties officeooo:rsid="0030197b" officeooo:paragraph-rsid="0030197b"/>
    </style:style>
    <style:style style:name="P17" style:family="paragraph" style:parent-style-name="Standard">
      <style:text-properties officeooo:rsid="00318b07" officeooo:paragraph-rsid="00318b07"/>
    </style:style>
    <style:style style:name="P18" style:family="paragraph" style:parent-style-name="Standard">
      <style:paragraph-properties fo:break-before="page"/>
      <style:text-properties officeooo:rsid="001b0182" officeooo:paragraph-rsid="001b0182"/>
    </style:style>
    <style:style style:name="P19" style:family="paragraph" style:parent-style-name="Standard">
      <style:text-properties officeooo:rsid="00231732" officeooo:paragraph-rsid="00231732"/>
    </style:style>
    <style:style style:name="P20" style:family="paragraph" style:parent-style-name="Standard">
      <style:text-properties officeooo:rsid="003419a2" officeooo:paragraph-rsid="003419a2"/>
    </style:style>
    <style:style style:name="P21" style:family="paragraph" style:parent-style-name="Standard">
      <style:text-properties officeooo:rsid="00276126" officeooo:paragraph-rsid="00276126"/>
    </style:style>
    <style:style style:name="P22" style:family="paragraph" style:parent-style-name="Standard">
      <style:text-properties officeooo:rsid="00352709" officeooo:paragraph-rsid="00352709"/>
    </style:style>
    <style:style style:name="P23" style:family="paragraph" style:parent-style-name="Standard">
      <style:text-properties officeooo:rsid="002bdc2a" officeooo:paragraph-rsid="002bdc2a"/>
    </style:style>
    <style:style style:name="P24" style:family="paragraph" style:parent-style-name="Standard">
      <style:text-properties officeooo:rsid="00357341" officeooo:paragraph-rsid="00357341"/>
    </style:style>
    <style:style style:name="P25" style:family="paragraph" style:parent-style-name="Standard">
      <style:text-properties officeooo:rsid="002dd7d3" officeooo:paragraph-rsid="0036537e"/>
    </style:style>
    <style:style style:name="P26" style:family="paragraph" style:parent-style-name="Standard">
      <style:text-properties officeooo:rsid="0017098d" officeooo:paragraph-rsid="0017098d"/>
    </style:style>
    <style:style style:name="T1" style:family="text">
      <style:text-properties officeooo:rsid="0017a384"/>
    </style:style>
    <style:style style:name="T2" style:family="text">
      <style:text-properties officeooo:rsid="0019972c"/>
    </style:style>
    <style:style style:name="T3" style:family="text">
      <style:text-properties officeooo:rsid="001e8c0d"/>
    </style:style>
    <style:style style:name="T4" style:family="text">
      <style:text-properties officeooo:rsid="0020da0f"/>
    </style:style>
    <style:style style:name="T5" style:family="text">
      <style:text-properties officeooo:rsid="00291716"/>
    </style:style>
    <style:style style:name="T6" style:family="text">
      <style:text-properties officeooo:rsid="00294520"/>
    </style:style>
    <style:style style:name="T7" style:family="text">
      <style:text-properties officeooo:rsid="0029dea8"/>
    </style:style>
    <style:style style:name="T8" style:family="text">
      <style:text-properties officeooo:rsid="002bdc2a"/>
    </style:style>
    <style:style style:name="T9" style:family="text">
      <style:text-properties officeooo:rsid="002c9763"/>
    </style:style>
    <style:style style:name="T10" style:family="text">
      <style:text-properties officeooo:rsid="002d1dec"/>
    </style:style>
    <style:style style:name="T11" style:family="text">
      <style:text-properties officeooo:rsid="002dd7d3"/>
    </style:style>
    <style:style style:name="T12" style:family="text">
      <style:text-properties officeooo:rsid="002f85d7"/>
    </style:style>
    <style:style style:name="T13" style:family="text">
      <style:text-properties officeooo:rsid="00338518"/>
    </style:style>
    <style:style style:name="T14" style:family="text">
      <style:text-properties officeooo:rsid="003419a2"/>
    </style:style>
    <style:style style:name="T15" style:family="text">
      <style:text-properties officeooo:rsid="00352709"/>
    </style:style>
    <style:style style:name="T16" style:family="text">
      <style:text-properties officeooo:rsid="00357341"/>
    </style:style>
    <style:style style:name="T17" style:family="text">
      <style:text-properties officeooo:rsid="003653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ktpräsentation</text:p>
      <text:p text:style-name="P1"/>
      <text:p text:style-name="P2">1. Software-Demonstration</text:p>
      <text:p text:style-name="P2"/>
      <text:p text:style-name="P2">Vorstellung vom Projekt</text:p>
      <text:p text:style-name="P1"/>
      <text:p text:style-name="P1">User-Story 1 Verkäufer (kein Erfolg): </text:p>
      <text:p text:style-name="P1">→ Anmeldung</text:p>
      <text:p text:style-name="P1">→ Angebot erstellen</text:p>
      <text:p text:style-name="P1">→ Angebot läuft aus</text:p>
      <text:p text:style-name="P1">→ <text:span text:style-name="T2">Angebot löschen</text:span></text:p>
      <text:p text:style-name="P1"/>
      <text:p text:style-name="P1">User-Story 2 Käufer:</text:p>
      <text:p text:style-name="P1">→ Anmeldung</text:p>
      <text:p text:style-name="P1">→ Kontaktaufnahme zum Verkäufer</text:p>
      <text:p text:style-name="P1">→ Kauf kommt zu Stande</text:p>
      <text:p text:style-name="P1">→ <text:span text:style-name="T1">Verkäufer wird bewertet</text:span></text:p>
      <text:p text:style-name="P1"/>
      <text:p text:style-name="P1">User-Story 3 Verkäufer (mit Erfolg)</text:p>
      <text:p text:style-name="P1">→ <text:span text:style-name="T1">Kontaktaufnahme zum Käufer</text:span></text:p>
      <text:p text:style-name="P1">→ <text:span text:style-name="T1">Kauf kommt zu Stande </text:span></text:p>
      <text:p text:style-name="P1">→ <text:span text:style-name="T1">Käufer wird bewertet</text:span></text:p>
      <text:p text:style-name="P1"/>
      <text:p text:style-name="P6">Heute stellen wir unser Projekt „Barter Smarter“ vor. Es soll eine Alternative zu eBay-Kleinanzeigen oder DHD24 sein. </text:p>
      <text:p text:style-name="P6">Das Design ist bewusst einfach gehalten worden, um den Blick <text:span text:style-name="T4">auf das Wesentliche zu lenken, nämlich die Anzeigen.</text:span></text:p>
      <text:p text:style-name="P7">In der Kopfzeile befinden sich die notwendigen Einträge wie ‚<text:span text:style-name="T14">Login‘ und </text:span>‚<text:span text:style-name="T14">Konto</text:span> erstellen‘, ‚Chat‘, </text:p>
      <text:p text:style-name="P4"/>
      <text:p text:style-name="P8">Der mittlere Teil ist den Angeboten vorbehalten. </text:p>
      <text:p text:style-name="P19">Auf der linken Seite werden zu den einzelnen Angeboten auch Vorschaubilder, damit man schon im Vorfeld sehen kann, ob das Angebot für den Betrachter interessant sein könnte. <text:span text:style-name="T14">In der Mitte in der Kurzansicht wird der Titel, die noch vorhandene Restlaufzeit und der Verkäufer genannt. Rechts erscheint der Preis.</text:span></text:p>
      <text:p text:style-name="P20">Wenn man nun mit der Maus über ein Angebot geht, ändert sich der Hintergrund in grau und eine erweiterte <text:span text:style-name="T15">Ansicht</text:span> des Artikels wird angezeigt. <text:span text:style-name="T15">Auf der linken Seite erscheint eine genauere Beschreibung sowie die Verkäuferbewertung. Rechts ist eine Button zum Einloggen bzw. ein Link zur Registrierung.</text:span></text:p>
      <text:p text:style-name="P9"/>
      <text:p text:style-name="P9"/>
      <text:p text:style-name="P10">Kommen wir zu unserer Demo / User Story 1:</text:p>
      <text:p text:style-name="P10">Wenn man etwas im Internet etwas verkaufen will, landet man natürlich auf unserer Seite. Aber wie auf allen Plattformen, die es gibt, muss man sich auch hier registrieren. Über den Reiter ‚<text:span text:style-name="T15">Konto erstellen</text:span>‘ in der <text:s/>Header Leiste kommt zur Registrierung.</text:p>
      <text:p text:style-name="P10">Hier muss man dann seine Benutzerdaten wie <text:span text:style-name="T15">Benutzer</text:span>name, Passwort und Mail-Adresse angeben.</text:p>
      <text:p text:style-name="P22">Durch den Button ‚Login‘ wird ein Benutzer erstellt und man kommt zur Login-Seite.</text:p>
      <text:p text:style-name="P22">Hier werden noch einmal die Login-Daten eingegeben und man gelangt wieder zur Hauptseite. Allerdings haben sich jetzt die Einträge in der Headerleiste geändert: Jetzt stehen dort ‚Meine Artikel‘, ‚Angebot erstellen‘ und ‚Chat‘.</text:p>
      <text:p text:style-name="P10"><text:span text:style-name="T16">Wir wollen ja ein Angebot einstellen</text:span>. <text:span text:style-name="T5">Über den Reiter ‚Angebot e</text:span><text:span text:style-name="T16">in</text:span><text:span text:style-name="T5">stellen‘ gelangen wir in das dazu gehörige Menü. Auch hier wurde sehr viel wert auf Übersichtlichkeit gelegt und auch bei der Anzahl der einzugebenden Daten wurden nicht notwendige Felder gar nicht erst implementiert.</text:span></text:p>
      <text:p text:style-name="P11"><text:soft-page-break/>Dementsprechend sind nicht viele Felder auszufüllen. </text:p>
      <text:p text:style-name="P11">Fangen wir einmal mit der Übersc<text:span text:style-name="T6">hrift </text:span><text:span text:style-name="T7">an, irgendwie muss man ja das Angebot finden. Dazu gehört auch eine </text:span><text:span text:style-name="T8">aussagekräftige Beschreibung. Der Preis und ein schönes Bild runden die Angaben ab. Als eine wichtige Komponente sind hierbei aber noch die Angabe von Tags, die für das Auffinden in der Suche wichtig sind, sowie die Kategorie, in der unser Angebot zu finden sein soll.</text:span></text:p>
      <text:p text:style-name="P12">Mit ‚<text:span text:style-name="T16">Artikel einstellen‘</text:span> wird die Anzeige dann in die Datenbank übertragen und sie kann dann auch gefunden werden. <text:span text:style-name="T17">Gleichzeitig bekommt man auch eine Email, die die Einstellung bestätigt.</text:span></text:p>
      <text:p text:style-name="P24">Unter dem Reiter ‚Meine Artikel‘ bekommt man seine Übersicht über alle seine angebotenen Artikel. Auch hier ist es so, das wenn man mit seiner Maus über das Angebot fährt, bekommt man eine erweiterte Anzeige. Auf der linken Seite erscheinen wie auf der Hauptseite wieder die weiteren Angaben zum Artikel, auf der rechten Seite sind aber jetzt die Buttons ‚Artikel bearbeiten‘ und ‚Artikel löschen‘. <text:span text:style-name="T17">Beides brauche ich wohl nicht weiter erklären.</text:span></text:p>
      <text:p text:style-name="P24"/>
      <text:p text:style-name="P12">In unserer ersten User-Story ist es aber leider so, das es keinen Interessenten <text:span text:style-name="T9">für unser Angebot gibt. In diesem, natürlich bei Barter Smarter extrem unwahrscheinlichem Fall, würde nach Beendigung des Angebotes eine Mail an den Verkäufer geschickt.</text:span></text:p>
      <text:p text:style-name="P12"/>
      <text:p text:style-name="P13">Unsere zweite User-Story handelt jetzt von der anderen Seite. Wir haben ja beim ersten Fall festgestellt, das unser Angebot ausgelaufen ist, da ja der Käufer fehlt.</text:p>
      <text:p text:style-name="P13">Wir fangen also wieder auf unserer Startseite an und da haben wir jetzt zwei Möglichkeiten: Entweder wir <text:span text:style-name="T10">scrollen uns durch die auf der Startseite angezeigten Angebote oder wir nutzen die Suche. Wenn der Verkäufer bei seinem Angebot die Tags ausgefüllt hat, sind diese auch </text:span><text:span text:style-name="T11">mit der Suche zu finden.</text:span></text:p>
      <text:p text:style-name="P25">Wenn man denn fündig geworden ist, kann man den Verkäufer über die <text:span text:style-name="T17">Funktion ‚Anbieter kontaktieren‘ ansprechen.</text:span> <text:span text:style-name="T17">Es öffnet sich dann das Chat-Fenster und wir können uns mit dem Anbieter unterhalten.</text:span></text:p>
      <text:p text:style-name="P25"><text:span text:style-name="T12">Wir können ja davon ausgehen, das unsere Benutzer so von uns überzeugt sind, so das sie niemals unsere Plattform verlassen. Darum geht es mit dem Handeln sehr schnell und der Deal geht über die Bühne.</text:span></text:p>
      <text:p text:style-name="P14"/>
      <text:p text:style-name="P15">Die User-Story 3 ist der zweiten sehr ähnlich, da es sich hierbei um die Sicht des Verkäufers geht. Auch hier kommt der Chat zum Einsatz. Nach einer kurzen Verhandlung mit dem Käufer kann der Verkäufer sein Angebot entfernen und der Marker ‚Verkauft‘ setzen.</text:p>
      <text:p text:style-name="P15">Dieser Marker ist das Zeichen für den Mail-Service, das es zu einer gelungenen Verkaufsverhandlung gekommen ist und sowohl Verkäufer als auch Käufer bekommen das noch durch eine Mail bestätigt.</text:p>
      <text:p text:style-name="P15"/>
      <text:p text:style-name="P16">Zum Schluss können die beiden Beteiligten noch gegenseitig bewerten. Es ist möglich, einen Benutzer Sternen zu bewerten, und zwar zwischen einem und fünf Sternen, wobei fünf das beste ist. Einen Zwischenbewertung, also z.B 2,5 Sterne ist nicht vorgesehen und auch nicht notwendig.</text:p>
      <text:p text:style-name="P16"/>
      <text:p text:style-name="P16">Alle Bewertungen werden dann in der Form von einem bis zu fünf Sternen bei dem Benutzerprofil angezeigt. Man kann sich dadurch auch über den User auf zwei Arten informieren. Zum einen über den Querschnitt aller Bewertungen, dabei geht es auch durch die Rundung in den Nachkomma-Bereich. Die zweite Möglichkeit ist die Anzeige der gesamten Anzahl der einzelnen Sterne. </text:p>
      <text:p text:style-name="P17">Bei beiden hat man dann die Übersicht, wie zuverlässig ein Benutzer ist.</text:p>
      <text:p text:style-name="P17"/>
      <text:p text:style-name="P16"/>
      <text:p text:style-name="P14"/>
      <text:p text:style-name="P18">2. <text:s/>Source-Code</text:p>
      <text:p text:style-name="P2"/>
      <text:p text:style-name="P2">→ Microservice Portal, <text:span text:style-name="T3">Suche: Endrit</text:span></text:p>
      <text:p text:style-name="P2">→ Microservice Angebotsmanagement: <text:span text:style-name="T3">Tristan</text:span></text:p>
      <text:p text:style-name="P2">→ Microservice Anmeldung, Userprofile: <text:span text:style-name="T3">Artem</text:span></text:p>
      <text:p text:style-name="P2">→ Microservice Bewertungen: <text:span text:style-name="T3">Niklas</text:span></text:p>
      <text:p text:style-name="P2">→ Microservice Chat: <text:span text:style-name="T13">Marius</text:span></text:p>
      <text:p text:style-name="P2">→ Microservice eMail: <text:span text:style-name="T3">Luis</text:span></text:p>
      <text:p text:style-name="P2"/>
      <text:p text:style-name="P5">3. Retrospektive / „Lessons Learned“</text:p>
      <text:p text:style-name="P5"/>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ans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6T11:11:05.137455184</meta:creation-date>
    <dc:date>2021-07-10T15:07:03.126207933</dc:date>
    <meta:editing-duration>PT4H31M24S</meta:editing-duration>
    <meta:editing-cycles>10</meta:editing-cycles>
    <meta:generator>LibreOffice/7.1.4.2$Linux_X86_64 LibreOffice_project/10$Build-2</meta:generator>
    <meta:document-statistic meta:table-count="0" meta:image-count="0" meta:object-count="0" meta:page-count="3" meta:paragraph-count="51" meta:word-count="918" meta:character-count="5950" meta:non-whitespace-character-count="5074"/>
  </office:meta>
</office:document-meta>
</file>